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_5yl5" style:family="text">
      <style:text-properties style:text-underline-type="single" style:text-underline-style="solid" style:text-underline-width="auto" style:text-underline-mode="continuous"/>
    </style:style>
    <style:style style:name="T3" style:parent-style-name="_5yl5" style:family="text">
      <style:text-properties fo:color="#FF0000"/>
    </style:style>
    <style:style style:name="T4" style:parent-style-name="_5yl5" style:family="text">
      <style:text-properties fo:color="#FF0000"/>
    </style:style>
    <style:style style:name="T5" style:parent-style-name="_5yl5" style:family="text">
      <style:text-properties fo:color="#FF0000"/>
    </style:style>
    <style:style style:name="T6" style:parent-style-name="_5yl5" style:family="text">
      <style:text-properties fo:color="#FF0000"/>
    </style:style>
    <style:style style:name="T7" style:parent-style-name="_5yl5" style:family="text">
      <style:text-properties style:text-underline-type="single" style:text-underline-style="solid" style:text-underline-width="auto" style:text-underline-mode="continuous"/>
    </style:style>
    <style:style style:name="T8" style:parent-style-name="_5yl5" style:family="text">
      <style:text-properties fo:color="#FF0000"/>
    </style:style>
    <style:style style:name="T9" style:parent-style-name="_5yl5" style:family="text">
      <style:text-properties fo:color="#FF0000"/>
    </style:style>
    <style:style style:name="P10" style:parent-style-name="Normal" style:family="paragraph">
      <style:paragraph-properties fo:text-indent="0.4916in"/>
    </style:style>
    <style:style style:name="P11" style:parent-style-name="Normal" style:family="paragraph">
      <style:paragraph-properties fo:text-indent="0.4916in"/>
    </style:style>
    <style:style style:name="P12" style:parent-style-name="Normal" style:family="paragraph">
      <style:paragraph-properties fo:text-indent="0.4916in"/>
    </style:style>
    <style:style style:name="T13" style:parent-style-name="_5yl5" style:family="text">
      <style:text-properties style:text-underline-type="single" style:text-underline-style="solid" style:text-underline-width="auto" style:text-underline-mode="continuous"/>
    </style:style>
    <style:style style:name="T14" style:parent-style-name="_5yl5" style:family="text">
      <style:text-properties style:text-underline-type="single" style:text-underline-style="solid" style:text-underline-width="auto" style:text-underline-mode="continuous"/>
    </style:style>
    <style:style style:name="T15" style:parent-style-name="_5yl5" style:family="text">
      <style:text-properties style:text-underline-type="single" style:text-underline-style="solid" style:text-underline-width="auto" style:text-underline-mode="continuous"/>
    </style:style>
  </office:automatic-styles>
  <office:body>
    <office:text text:use-soft-page-breaks="true">
      <text:p text:style-name="P1"><text:span text:style-name="_5yl5">Brouillon rapport DevWeb</text:span></text:p>
      <text:p text:style-name="Normal"><text:span text:style-name="_5yl5">Plan :</text:span></text:p>
      <text:p text:style-name="Normal"><text:span text:style-name="_5yl5">I-Intro</text:span></text:p>
      <text:p text:style-name="Normal"><text:span text:style-name="_5yl5">II-Gestion des joueurs</text:span></text:p>
      <text:p text:style-name="Normal"><text:span text:style-name="_5yl5">III-Jeu</text:span></text:p>
      <text:p text:style-name="Normal"><text:span text:style-name="_5yl5">IV-Gestion des parties</text:span></text:p>
      <text:p text:style-name="Normal"><text:span text:style-name="_5yl5">V-Limites et conclusion</text:span></text:p>
      <text:p text:style-name="Normal"/>
      <text:p text:style-name="Normal"><text:span text:style-name="T2">I-Intro</text:span></text:p>
      <text:p text:style-name="Normal"><text:span text:style-name="T3">Problématique (rappeler brievement sujet+principe du<text:s/></text:span><text:span text:style-name="T4">jeu)</text:span></text:p>
      <text:p text:style-name="Normal"><text:span text:style-name="_5yl5"><text:tab/>Le but de notre projet de développement Web était de réaliser site internet proposant l'accès à un jeu accessible sur navigateur. Le jeu proposé se nomme « Les blaireaux et les Kékés », il se présente comme un jeu par équipe, l'équipe des blaireaux e</text:span><text:span text:style-name="_5yl5">t celle des Kékés. Les blaireaux auront ici pour but d'éliminer les Kékés, mais à intervalle régulier les rôles sont inversés et c'est aux Kékés d'éliminer les blaireaux. Les différents joueurs auront la possibilité de bénéficier d'objets bonus répartis su</text:span><text:span text:style-name="_5yl5">r le plateau de jeu.</text:span></text:p>
      <text:p text:style-name="Normal"><text:span text:style-name="_5yl5">Cahier des charges</text:span></text:p>
      <text:p text:style-name="Normal"><text:span text:style-name="_5yl5"><text:tab/>Pour réaliser ce jeu, il nous était imposé</text:span><text:span text:style-name="_5yl5"><text:s/>de travailler à l'aide de Three.</text:span><text:span text:style-name="_5yl5">js lors de la confection du jeu. De plus, le site devait proposer des protocoles de connexion et d'inscription pour accéder au jeu et permett</text:span><text:span text:style-name="_5yl5">re à certains utilisateurs d'avoir un statut d'administrateur. Nous avons immédiatement compris qu'il s'agissait ici de stocker les différentes informations concernant nos utilisateurs dans une base de<text:s/></text:span><text:span text:style-name="_5yl5">données</text:span><text:span text:style-name="_5yl5"><text:s/>afin de rendre ces données persistantes. Le sit</text:span><text:span text:style-name="_5yl5">e devait comporter trois thèmes.</text:span></text:p>
      <text:p text:style-name="Normal"><text:span text:style-name="_5yl5"><text:tab/>Concernant les contraintes liées intrinsèquement au jeu et à la manière d'y jouer, il était demandé de modéliser les joueurs sous forme de modèles géométriques simples, et d'ajouter des obstacles ainsi qu'un certain nombr</text:span><text:span text:style-name="_5yl5">e d'objets bonus :</text:span></text:p>
      <text:p text:style-name="Normal"><text:span text:style-name="_5yl5">-une cape d'invisibilité rendant le joueur invisible un temps donné</text:span></text:p>
      <text:p text:style-name="Normal"><text:span text:style-name="_5yl5">-des bottes doublant la vitesse du joueur</text:span></text:p>
      <text:p text:style-name="Normal"><text:span text:style-name="_5yl5">-un bouclier rendant le joueur invulnérable</text:span></text:p>
      <text:p text:style-name="Normal"><text:span text:style-name="_5yl5">-une potion rendant le joueur neutre</text:span></text:p>
      <text:p text:style-name="Normal"><text:span text:style-name="_5yl5">Il était également demandé l'ajout d'un mode s</text:span><text:span text:style-name="_5yl5">pectateur.</text:span></text:p>
      <text:p text:style-name="Normal"/>
      <text:p text:style-name="Normal"/>
      <text:p text:style-name="Normal"/>
      <text:p text:style-name="Normal"/>
      <text:p text:style-name="Normal"/>
      <text:soft-page-break/>
      <text:p text:style-name="Normal"><text:span text:style-name="T5">Répartition du temps de travail et des tâches</text:span></text:p>
      <text:p text:style-name="Normal"><text:span text:style-name="_5yl5"><text:tab/>En ce qui concerne la répartition des tâches, il n’y avait rien de vraiment fixe, nous nous sommes tous naturellement tournés vers la partie avec laquelle nous étions le plus à l’aise, mais rien n’étais attribué d’avance. Louis s’est occupé d’une grande partie du PHP en gérant l’inscription, la connexion et aussi la gestion de la base de données au niveau de la création des parties. Lucas a mis en place la majorité du système de jeu via Three.js en créant toute la base du plateau de jeu et des interactions du joueur avec les différents objets. Jules, Thomas, Sébastien et Aurélien ont réalisés des tâches plus petites et plus polyvalentes, allant de la mise en place des thèmes à la création des pages du site Internet en passant par l’ajout de petites fonctionnalités comme un récapitulatif du profil des utilisateurs ou encore un leaderboard.<text:s/></text:span><text:span text:style-name="T6">(Rapport)</text:span></text:p>
      <text:p text:style-name="Normal"/>
      <text:p text:style-name="Normal"><text:span text:style-name="T7">II-Gestion des joueurs</text:span></text:p>
      <text:p text:style-name="Normal"><text:span text:style-name="T8">Explication des classes php + BD</text:span><text:span text:style-name="T9"><text:s/>Mettre screen entre les paragraphes quand on aura fini<text:s/></text:span></text:p>
      <text:p text:style-name="P10"><text:span text:style-name="_5yl5">L’accès au site est disponible uniquement après que les utilisateurs se soient inscrits ou identifiés. Les données des utilisateurs sont stockées dans une base de données. Les données des joueurs sont enregistrées dans une table</text:span><text:span text:style-name="_5yl5"><text:s/>User</text:span><text:span text:style-name="_5yl5"><text:s/>comportant leur ID, leur login, leur mot de passe, leur score et leur classement.<text:s/></text:span><text:span text:style-name="_5yl5">Cette table comporte un champ supplémentaire permettant de déterminer si l’utilisateur est un administrateur ou non.</text:span></text:p>
      <text:p text:style-name="P11"><text:span text:style-name="_5yl5">Lorsqu’un utilisateur est connecté, on crée une variable de sessions de type USER qui va contenir toutes les informations de l’utilisateur. Le type USER est défini grâce à la classe User.php, et un USER contient toutes les informations d’une ligne de la table User décrite précédemment.</text:span></text:p>
      <text:p text:style-name="P12"><text:span text:style-name="_5yl5">Lors de l’inscription, la page de login va aller interroger la base de données pour vérifier que le pseudo n’est pas déjà pris, et si ce n’est pas le cas, le compte est créé. En ce qui concerne la connexion, la page va construire un objet USER avec les données présentes dans les champs login et mot de passe, puis elle appelle une fonction existe() sur cet objet. Cette fonction va aller interroger la base de données pour vérifier qu’un utilisateur avec le même login et le même mot de passe existe bien.</text:span></text:p>
      <text:p text:style-name="Normal"><text:span text:style-name="_5yl5">Leaderboard</text:span></text:p>
      <text:p text:style-name="Normal"><text:span text:style-name="_5yl5">Onglet recap du profil</text:span></text:p>
      <text:p text:style-name="Normal"/>
      <text:p text:style-name="Normal"><text:span text:style-name="T13">III-Jeu</text:span></text:p>
      <text:p text:style-name="Normal"><text:span text:style-name="_5yl5">Map (limites, création aléatoire)</text:span></text:p>
      <text:p text:style-name="Normal"><text:span text:style-name="_5yl5">déplacements, vue fps, avatar du joueur</text:span></text:p>
      <text:p text:style-name="Normal"><text:span text:style-name="_5yl5">Murs et flaques, détection collision et téléportation</text:span></text:p>
      <text:p text:style-name="Normal"><text:span text:style-name="_5yl5">Equipes et changement d’équipe</text:span></text:p>
      <text:p text:style-name="Normal"><text:span text:style-name="_5yl5">Partie limitée dans le temps</text:span></text:p>
      <text:p text:style-name="Normal"><text:span text:style-name="_5yl5">Interaction entre joueurs</text:span></text:p>
      <text:p text:style-name="Normal"><text:span text:style-name="_5yl5">Fonctionn</text:span><text:span text:style-name="_5yl5">ement Objets</text:span></text:p>
      <text:soft-page-break/>
      <text:p text:style-name="Normal"><text:span text:style-name="_5yl5">(Spectateurs ?)</text:span></text:p>
      <text:p text:style-name="Normal"/>
      <text:p text:style-name="Normal"><text:span text:style-name="T14">IV-Gestion des parties</text:span></text:p>
      <text:p text:style-name="Normal"><text:span text:style-name="_5yl5">Structure des données</text:span></text:p>
      <text:p text:style-name="Normal">Map dans BD à chaque partie, expliquer la table</text:p>
      <text:p text:style-name="Normal">Partie dans la BD</text:p>
      <text:p text:style-name="Normal">Moteurs ajax pour actualisation en continu</text:p>
      <text:p text:style-name="Normal">Création de partie</text:p>
      <text:p text:style-name="Normal">Rejoindre une partie</text:p>
      <text:p text:style-name="Normal">Différents statuts d’une partie</text:p>
      <text:p text:style-name="Normal">Répartition données client/serveur</text:p>
      <text:p text:style-name="Normal"/>
      <text:p text:style-name="Normal"><text:span text:style-name="T15">V-Limites et conclusion</text:span></text:p>
      <text:p text:style-name="Normal">On peut pas le vendre sur steam</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true"/>
    </style:style>
    <style:style style:name="_5yl5" style:display-name="_5yl5"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ules</meta:initial-creator>
    <dc:creator>Jules</dc:creator>
    <meta:creation-date>2019-04-29T13:45:00Z</meta:creation-date>
    <dc:date>2019-05-03T12:03:00Z</dc:date>
    <meta:template xlink:href="Normal.dotm" xlink:type="simple"/>
    <meta:editing-cycles>4</meta:editing-cycles>
    <meta:editing-duration>PT3960S</meta:editing-duration>
    <meta:document-statistic meta:page-count="3" meta:paragraph-count="9" meta:word-count="707" meta:character-count="4587" meta:row-count="32" meta:non-whitespace-character-count="3889"/>
  </office:meta>
</office:document-meta>
</file>